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b51" officeooo:paragraph-rsid="001f5b51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Arial" fo:font-size="11pt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color="#000000" style:font-name="Arial" fo:font-size="11pt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m_8563357279372323635gmail-docs-internal-guid-5fce4039-7fff-96b1-1b7d-763260d9870d"/>Develop a scalable architecture which does the resizing of an image uploaded by a user of an application(ex:facebook; Resized Image to have a maximum dimension of 200px; Original Images are saved in S3; Resized images need to be saved in s3 with prefix "resized_")</text:p>
      <text:p text:style-name="P3"><text:span text:style-name="T1">Deliverable :- Scalable Architecture and Code. </text:span></text:p>
      <text:p text:style-name="P1"/>
      <text:p text:style-name="P1"/>
      <text:p text:style-name="P1">SCALABLE ARCHITECTURE</text:p>
      <text:p text:style-name="P1"/>
      <text:p text:style-name="P1">Here I used triggers along with Lambda , with even triggering on object creation.</text:p>
      <text:p text:style-name="P1"/>
      <text:p text:style-name="P1">PYTHON CODE</text:p>
      <text:p text:style-name="P1"/>
      <text:p text:style-name="P1"/>
      <text:p text:style-name="P1">#import the modules required</text:p>
      <text:p text:style-name="P1">import boto3</text:p>
      <text:p text:style-name="P1">import PIL</text:p>
      <text:p text:style-name="P1">from PIL import Image</text:p>
      <text:p text:style-name="P1">from io import BytesIO</text:p>
      <text:p text:style-name="P1">from os import path</text:p>
      <text:p text:style-name="P1"/>
      <text:p text:style-name="P1">#initialize the boto3 resource</text:p>
      <text:p text:style-name="P1">s3 = boto3.resource('s3')</text:p>
      <text:p text:style-name="P1">#specifying the origin and destination bucket</text:p>
      <text:p text:style-name="P1">origin_bucket = 'shriram-b1'</text:p>
      <text:p text:style-name="P1">destination_bucket = 'shriram-b2'</text:p>
      <text:p text:style-name="P1">width_size = 200</text:p>
      <text:p text:style-name="P1"/>
      <text:p text:style-name="P1">#handler function</text:p>
      <text:p text:style-name="P1">def lambda_handler(event, context):</text:p>
      <text:p text:style-name="P1"><text:s text:c="4"/></text:p>
      <text:p text:style-name="P1"><text:s text:c="4"/>for key in event.get('Records'):</text:p>
      <text:p text:style-name="P1"><text:s text:c="8"/>object_key = key['s3']['object']['key']</text:p>
      <text:p text:style-name="P1"><text:s text:c="8"/>extension = path.splitext(object_key)[1].lower()</text:p>
      <text:p text:style-name="P1"/>
      <text:p text:style-name="P1"><text:s text:c="8"/># Grabs the source file</text:p>
      <text:p text:style-name="P1"><text:s text:c="8"/>obj = s3.Object(</text:p>
      <text:p text:style-name="P1"><text:s text:c="12"/>bucket_name=origin_bucket,</text:p>
      <text:p text:style-name="P1"><text:s text:c="12"/>key=object_key,</text:p>
      <text:p text:style-name="P1"><text:s text:c="8"/>)</text:p>
      <text:p text:style-name="P1"><text:s text:c="8"/>obj_body = obj.get()['Body'].read()</text:p>
      <text:p text:style-name="P1"><text:s text:c="4"/></text:p>
      <text:p text:style-name="P1"><text:s text:c="8"/># Checking the extension and</text:p>
      <text:p text:style-name="P1"><text:s text:c="8"/># Defining the buffer format</text:p>
      <text:p text:style-name="P1"><text:s text:c="8"/>if extension in ['.jpeg', '.jpg']:</text:p>
      <text:p text:style-name="P1"><text:s text:c="12"/>format = 'JPEG'</text:p>
      <text:p text:style-name="P1"><text:s text:c="8"/>if extension in ['.png']:</text:p>
      <text:p text:style-name="P1"><text:s text:c="12"/>format = 'PNG'</text:p>
      <text:p text:style-name="P1"/>
      <text:p text:style-name="P1"><text:s text:c="8"/># Resizing the image</text:p>
      <text:p text:style-name="P1"><text:s text:c="8"/>img = Image.open(BytesIO(obj_body))</text:p>
      <text:p text:style-name="P1"><text:s text:c="8"/>wpercent = (width_size / float(img.size[0]))</text:p>
      <text:p text:style-name="P1"><text:s text:c="8"/>hsize = int((float(img.size[1]) * float(wpercent)))</text:p>
      <text:p text:style-name="P1"><text:s text:c="8"/>img = img.resize((width_size, hsize), PIL.Image.ANTIALIAS)</text:p>
      <text:p text:style-name="P1"><text:s text:c="8"/>buffer = BytesIO()</text:p>
      <text:p text:style-name="P1"><text:s text:c="8"/>img.save(buffer, format)</text:p>
      <text:p text:style-name="P1"><text:s text:c="8"/>buffer.seek(0)</text:p>
      <text:p text:style-name="P1"><text:soft-page-break/><text:tab/></text:p>
      <text:p text:style-name="P1"><text:tab/>#setting the name of the resized image</text:p>
      <text:p text:style-name="P1"><text:tab/>dest_obj_name = "resized_"+str(object_key)</text:p>
      <text:p text:style-name="P1"><text:s text:c="8"/># Uploading the image</text:p>
      <text:p text:style-name="P1"><text:s text:c="8"/>obj = s3.Object(</text:p>
      <text:p text:style-name="P1"><text:s text:c="12"/>bucket_name=destination_bucket,</text:p>
      <text:p text:style-name="P1"><text:s text:c="12"/>key=dest_obj_name,</text:p>
      <text:p text:style-name="P1"><text:s text:c="8"/>)</text:p>
      <text:p text:style-name="P1"><text:s text:c="8"/>obj.put(Body=buff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3:02:01.935416227</meta:creation-date>
    <dc:date>2019-07-16T16:21:45.464339990</dc:date>
    <meta:editing-duration>PT6M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53" meta:word-count="213" meta:character-count="1858" meta:non-whitespace-character-count="1431"/>
  </office:meta>
</office:document-meta>
</file>